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02" style:family="table">
      <style:table-properties style:width="6.825in" fo:margin-left="0.05in" fo:margin-right="0.05in" fo:margin-top="0.05in" fo:margin-bottom="0.05in" table:align="margins"/>
    </style:style>
    <style:style style:name="Table502.A" style:family="table-column">
      <style:table-column-properties style:column-width="2.275in" style:rel-column-width="21845*"/>
    </style:style>
    <style:style style:name="Table502.A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02.A2" style:family="table-cell">
      <style:table-cell-properties fo:background-color="transparent" fo:padding="0.0382in" fo:border="none">
        <style:background-image/>
      </style:table-cell-properties>
    </style:style>
    <style:style style:name="Table741" style:family="table">
      <style:table-properties style:width="6.825in" fo:margin-left="0.05in" fo:margin-right="0.05in" fo:margin-top="0.05in" fo:margin-bottom="0.05in" table:align="margins"/>
    </style:style>
    <style:style style:name="Table741.A" style:family="table-column">
      <style:table-column-properties style:column-width="2.275in" style:rel-column-width="21845*"/>
    </style:style>
    <style:style style:name="Table741.A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41.A2" style:family="table-cell">
      <style:table-cell-properties fo:background-color="transparent" fo:padding="0.0382in" fo:border="none">
        <style:background-image/>
      </style:table-cell-properties>
    </style:style>
    <style:style style:name="Table820" style:family="table">
      <style:table-properties style:width="6.825in" fo:margin-left="0.05in" fo:margin-right="0.05in" fo:margin-top="0.05in" fo:margin-bottom="0.05in" table:align="margins"/>
    </style:style>
    <style:style style:name="Table820.A" style:family="table-column">
      <style:table-column-properties style:column-width="2.275in" style:rel-column-width="21845*"/>
    </style:style>
    <style:style style:name="Table820.A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820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825in" fo:margin-left="0.05in" fo:margin-right="0.05in" fo:margin-top="0.05in" fo:margin-bottom="0.05in" table:align="margins"/>
    </style:style>
    <style:style style:name="Table5.A" style:family="table-column">
      <style:table-column-properties style:column-width="2.275in" style:rel-column-width="21845*"/>
    </style:style>
    <style:style style:name="Table5.A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Preformatted_20_Text">
      <style:text-properties officeooo:rsid="000aa187" officeooo:paragraph-rsid="000aa187"/>
    </style:style>
    <style:style style:name="P2" style:family="paragraph" style:parent-style-name="Preformatted_20_Text">
      <style:text-properties style:font-name="Helvetica Neue" officeooo:rsid="000aa187" officeooo:paragraph-rsid="000aa187"/>
    </style:style>
    <style:style style:name="P3" style:family="paragraph" style:parent-style-name="Preformatted_20_Text">
      <style:paragraph-properties fo:text-align="center" style:justify-single-word="false"/>
      <style:text-properties style:font-name="Helvetica Neue" fo:font-size="12pt" fo:font-weight="bold" officeooo:rsid="000aa187" officeooo:paragraph-rsid="000aa187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Helvetica Neue" officeooo:rsid="0016fcb9" officeooo:paragraph-rsid="000aa187"/>
    </style:style>
    <style:style style:name="P5" style:family="paragraph" style:parent-style-name="Preformatted_20_Text">
      <style:text-properties officeooo:rsid="001b28a3" officeooo:paragraph-rsid="001b28a3"/>
    </style:style>
    <style:style style:name="P6" style:family="paragraph" style:parent-style-name="Preformatted_20_Text">
      <style:paragraph-properties fo:text-align="center" style:justify-single-word="false"/>
      <style:text-properties style:font-name="Helvetica" fo:font-size="12pt" officeooo:rsid="001b28a3" officeooo:paragraph-rsid="001b28a3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officeooo:rsid="001b28a3" officeooo:paragraph-rsid="001f9193"/>
    </style:style>
    <style:style style:name="T1" style:family="text">
      <style:text-properties style:font-name="Helvetica Neue" fo:font-size="13pt" fo:font-weight="bold" officeooo:rsid="001f9193" style:font-size-asian="13pt" style:font-weight-asian="bold" style:font-size-complex="13pt" style:font-weight-complex="bold"/>
    </style:style>
    <style:style style:name="T2" style:family="text">
      <style:text-properties style:font-name="Helvetica Neue" fo:font-size="13pt" fo:font-weight="bold" officeooo:rsid="0021600c" style:font-size-asian="13pt" style:font-weight-asian="bold" style:font-size-complex="13pt" style:font-weight-complex="bold"/>
    </style:style>
    <style:style style:name="T3" style:family="text">
      <style:text-properties style:font-name="Helvetica Neue" fo:font-size="12pt" fo:font-weight="bold" officeooo:rsid="0021600c" style:font-size-asian="12pt" style:font-weight-asian="bold" style:font-size-complex="12pt" style:font-weight-complex="bold"/>
    </style:style>
    <style:style style:name="T4" style:family="text">
      <style:text-properties officeooo:rsid="001f9193"/>
    </style:style>
    <style:style style:name="T5" style:family="text">
      <style:text-properties officeooo:rsid="0021600c"/>
    </style:style>
    <style:style style:name="T6" style:family="text">
      <style:text-properties style:font-name="Helvetica" officeooo:rsid="0021600c"/>
    </style:style>
    <style:style style:name="T7" style:family="text">
      <style:text-properties style:font-name="Helvetica" fo:font-size="12pt" officeooo:rsid="0021600c" style:font-size-asian="12pt" style:font-size-complex="12pt"/>
    </style:style>
    <style:style style:name="T8" style:family="text">
      <style:text-properties style:font-name="Helvetica" fo:font-size="12pt" fo:font-weight="bold" officeooo:rsid="0021600c" style:font-size-asian="12pt" style:font-weight-asian="bold" style:font-size-complex="12pt" style:font-weight-complex="bold"/>
    </style:style>
    <style:style style:name="T9" style:family="text">
      <style:text-properties fo:color="#666666" style:font-name="Helvetica Neue" fo:font-size="12pt" fo:font-weight="bold" officeooo:rsid="0021600c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7"><text:span text:style-name="T9">AUDIENCE ANALYSIS</text:span><text:span text:style-name="T4">: </text:span><text:span text:style-name="T8">FABIO BIONDI AND EUROPA GALANTE</text:span></text:p>
      <text:p text:style-name="P6"/>
      <text:p text:style-name="P5"/>
      <text:p text:style-name="P5"/>
      <text:p text:style-name="P3">Totals</text:p>
      <text:p text:style-name="P1"/>
      <table:table table:name="Table502" table:style-name="Table502">
        <table:table-column table:style-name="Table502.A" table:number-columns-repeated="3"/>
        <table:table-header-rows>
          <table:table-row>
            <table:table-cell table:style-name="Table502.A1" office:value-type="string">
              <text:p text:style-name="ArialCenteredBold"/>
            </table:table-cell>
            <table:table-cell table:style-name="Table502.A1" office:value-type="string">
              <text:p text:style-name="ArialCenteredBold">SubscriberTotal</text:p>
            </table:table-cell>
            <table:table-cell table:style-name="Table502.A1" office:value-type="string">
              <text:p text:style-name="ArialCenteredBold">AllTotal</text:p>
            </table:table-cell>
          </table:table-row>
        </table:table-header-rows>
        <table:table-row>
          <table:table-cell table:style-name="Table502.A2" office:value-type="string">
            <text:p text:style-name="ArialCentered">1</text:p>
          </table:table-cell>
          <table:table-cell table:style-name="Table502.A2" office:value-type="string">
            <text:p text:style-name="ArialCentered">5</text:p>
          </table:table-cell>
          <table:table-cell table:style-name="Table502.A2" office:value-type="string">
            <text:p text:style-name="ArialCentered">268</text:p>
          </table:table-cell>
        </table:table-row>
      </table:table>
      <text:p text:style-name="P1"/>
      <text:p text:style-name="P3">Subscribers</text:p>
      <text:p text:style-name="P4"/>
      <text:p text:style-name="P2"/>
      <table:table table:name="Table741" table:style-name="Table741">
        <table:table-column table:style-name="Table741.A" table:number-columns-repeated="3"/>
        <table:table-header-rows>
          <table:table-row>
            <table:table-cell table:style-name="Table741.A1" office:value-type="string">
              <text:p text:style-name="ArialCenteredBold"/>
            </table:table-cell>
            <table:table-cell table:style-name="Table741.A1" office:value-type="string">
              <text:p text:style-name="ArialCenteredBold">Subscriber.Groups</text:p>
            </table:table-cell>
            <table:table-cell table:style-name="Table741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741.A2" office:value-type="string">
            <text:p text:style-name="ArialCentered">1</text:p>
          </table:table-cell>
          <table:table-cell table:style-name="Table741.A2" office:value-type="string">
            <text:p text:style-name="ArialCentered">General Subscribers</text:p>
          </table:table-cell>
          <table:table-cell table:style-name="Table741.A2" office:value-type="string">
            <text:p text:style-name="ArialCentered">100</text:p>
          </table:table-cell>
        </table:table-row>
        <table:table-row>
          <table:table-cell table:style-name="Table741.A2" office:value-type="string">
            <text:p text:style-name="ArialCentered">2</text:p>
          </table:table-cell>
          <table:table-cell table:style-name="Table741.A2" office:value-type="string">
            <text:p text:style-name="ArialCentered">Facutly Subscribers</text:p>
          </table:table-cell>
          <table:table-cell table:style-name="Table741.A2" office:value-type="string">
            <text:p text:style-name="ArialCentered">0</text:p>
          </table:table-cell>
        </table:table-row>
        <table:table-row>
          <table:table-cell table:style-name="Table741.A2" office:value-type="string">
            <text:p text:style-name="ArialCentered">3</text:p>
          </table:table-cell>
          <table:table-cell table:style-name="Table741.A2" office:value-type="string">
            <text:p text:style-name="ArialCentered">Student Subscribers</text:p>
          </table:table-cell>
          <table:table-cell table:style-name="Table741.A2" office:value-type="string">
            <text:p text:style-name="ArialCentered">0</text:p>
          </table:table-cell>
        </table:table-row>
      </table:table>
      <text:p text:style-name="P1"/>
      <text:p text:style-name="P1"/>
      <text:p text:style-name="P1"/>
      <text:p text:style-name="P3">Single-Ticket Buyers</text:p>
      <table:table table:name="Table820" table:style-name="Table820">
        <table:table-column table:style-name="Table820.A" table:number-columns-repeated="3"/>
        <table:table-header-rows>
          <table:table-row>
            <table:table-cell table:style-name="Table820.A1" office:value-type="string">
              <text:p text:style-name="ArialCenteredBold"/>
            </table:table-cell>
            <table:table-cell table:style-name="Table820.A1" office:value-type="string">
              <text:p text:style-name="ArialCenteredBold">General.Groups</text:p>
            </table:table-cell>
            <table:table-cell table:style-name="Table820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820.A2" office:value-type="string">
            <text:p text:style-name="ArialCentered">1</text:p>
          </table:table-cell>
          <table:table-cell table:style-name="Table820.A2" office:value-type="string">
            <text:p text:style-name="ArialCentered">General Single-Ticket Buyers</text:p>
          </table:table-cell>
          <table:table-cell table:style-name="Table820.A2" office:value-type="string">
            <text:p text:style-name="ArialCentered">31.18</text:p>
          </table:table-cell>
        </table:table-row>
        <table:table-row>
          <table:table-cell table:style-name="Table820.A2" office:value-type="string">
            <text:p text:style-name="ArialCentered">2</text:p>
          </table:table-cell>
          <table:table-cell table:style-name="Table820.A2" office:value-type="string">
            <text:p text:style-name="ArialCentered">Facutly Single-Ticket Buyers</text:p>
          </table:table-cell>
          <table:table-cell table:style-name="Table820.A2" office:value-type="string">
            <text:p text:style-name="ArialCentered">0.00</text:p>
          </table:table-cell>
        </table:table-row>
        <table:table-row>
          <table:table-cell table:style-name="Table820.A2" office:value-type="string">
            <text:p text:style-name="ArialCentered">3</text:p>
          </table:table-cell>
          <table:table-cell table:style-name="Table820.A2" office:value-type="string">
            <text:p text:style-name="ArialCentered">Student Single-Ticket Buyers</text:p>
          </table:table-cell>
          <table:table-cell table:style-name="Table820.A2" office:value-type="string">
            <text:p text:style-name="ArialCentered">36.50</text:p>
          </table:table-cell>
        </table:table-row>
        <table:table-row>
          <table:table-cell table:style-name="Table820.A2" office:value-type="string">
            <text:p text:style-name="ArialCentered">4</text:p>
          </table:table-cell>
          <table:table-cell table:style-name="Table820.A2" office:value-type="string">
            <text:p text:style-name="ArialCentered">Comps</text:p>
          </table:table-cell>
          <table:table-cell table:style-name="Table820.A2" office:value-type="string">
            <text:p text:style-name="ArialCentered">23.19</text:p>
          </table:table-cell>
        </table:table-row>
      </table:table>
      <text:p text:style-name="P1"/>
      <text:p text:style-name="P1"/>
      <text:p text:style-name="P1"/>
      <text:p text:style-name="P3">All Ticket Sales</text:p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ArialCenteredBold"/>
            </table:table-cell>
            <table:table-cell table:style-name="Table5.A1" office:value-type="string">
              <text:p text:style-name="ArialCenteredBold">All.Groups</text:p>
            </table:table-cell>
            <table:table-cell table:style-name="Table5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5.A2" office:value-type="string">
            <text:p text:style-name="ArialCentered">1</text:p>
          </table:table-cell>
          <table:table-cell table:style-name="Table5.A2" office:value-type="string">
            <text:p text:style-name="ArialCentered">General Single-Ticket Buyers</text:p>
          </table:table-cell>
          <table:table-cell table:style-name="Table5.A2" office:value-type="string">
            <text:p text:style-name="ArialCentered">30.597</text:p>
          </table:table-cell>
        </table:table-row>
        <table:table-row>
          <table:table-cell table:style-name="Table5.A2" office:value-type="string">
            <text:p text:style-name="ArialCentered">2</text:p>
          </table:table-cell>
          <table:table-cell table:style-name="Table5.A2" office:value-type="string">
            <text:p text:style-name="ArialCentered">Facutly Single-Ticket Buyers</text:p>
          </table:table-cell>
          <table:table-cell table:style-name="Table5.A2" office:value-type="string">
            <text:p text:style-name="ArialCentered">0.000</text:p>
          </table:table-cell>
        </table:table-row>
        <table:table-row>
          <table:table-cell table:style-name="Table5.A2" office:value-type="string">
            <text:p text:style-name="ArialCentered">3</text:p>
          </table:table-cell>
          <table:table-cell table:style-name="Table5.A2" office:value-type="string">
            <text:p text:style-name="ArialCentered">Student Single-Ticket Buyers</text:p>
          </table:table-cell>
          <table:table-cell table:style-name="Table5.A2" office:value-type="string">
            <text:p text:style-name="ArialCentered">35.821</text:p>
          </table:table-cell>
        </table:table-row>
        <table:table-row>
          <table:table-cell table:style-name="Table5.A2" office:value-type="string">
            <text:p text:style-name="ArialCentered">4</text:p>
          </table:table-cell>
          <table:table-cell table:style-name="Table5.A2" office:value-type="string">
            <text:p text:style-name="ArialCentered">Comps</text:p>
          </table:table-cell>
          <table:table-cell table:style-name="Table5.A2" office:value-type="string">
            <text:p text:style-name="ArialCentered">1.866</text:p>
          </table:table-cell>
        </table:table-row>
        <table:table-row>
          <table:table-cell table:style-name="Table5.A2" office:value-type="string">
            <text:p text:style-name="ArialCentered">5</text:p>
          </table:table-cell>
          <table:table-cell table:style-name="Table5.A2" office:value-type="string">
            <text:p text:style-name="ArialCentered">General Subscribers</text:p>
          </table:table-cell>
          <table:table-cell table:style-name="Table5.A2" office:value-type="string">
            <text:p text:style-name="ArialCentered">0.000</text:p>
          </table:table-cell>
        </table:table-row>
        <table:table-row>
          <table:table-cell table:style-name="Table5.A2" office:value-type="string">
            <text:p text:style-name="ArialCentered">6</text:p>
          </table:table-cell>
          <table:table-cell table:style-name="Table5.A2" office:value-type="string">
            <text:p text:style-name="ArialCentered">Facutly Subscribers</text:p>
          </table:table-cell>
          <table:table-cell table:style-name="Table5.A2" office:value-type="string">
            <text:p text:style-name="ArialCentered">0.000</text:p>
          </table:table-cell>
        </table:table-row>
        <table:table-row>
          <table:table-cell table:style-name="Table5.A2" office:value-type="string">
            <text:p text:style-name="ArialCentered">7</text:p>
          </table:table-cell>
          <table:table-cell table:style-name="Table5.A2" office:value-type="string">
            <text:p text:style-name="ArialCentered">Student Subscribers</text:p>
          </table:table-cell>
          <table:table-cell table:style-name="Table5.A2" office:value-type="string">
            <text:p text:style-name="ArialCentered">22.76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ArialCenteredBold" style:family="paragraph">
      <style:paragraph-properties fo:text-align="center" style:justify-single-word="false"/>
      <style:text-properties fo:color="#000000" style:font-name="Arial" fo:font-size="12pt" fo:font-weight="bold"/>
    </style:style>
    <style:style style:name="ArialNormal" style:family="paragraph">
      <style:paragraph-properties fo:text-align="start" style:justify-single-word="false"/>
      <style:text-properties fo:color="#000000" style:font-name="Arial" fo:font-size="12pt"/>
    </style:style>
    <style:style style:name="ArialCentered" style:family="paragraph">
      <style:paragraph-properties fo:text-align="center" style:justify-single-word="false"/>
      <style:text-properties fo:color="#000000" style:font-name="Arial" fo:font-size="12pt"/>
    </style:style>
    <style:style style:name="ArialHighlight" style:family="paragraph">
      <style:paragraph-properties fo:text-align="center" style:justify-single-word="false"/>
      <style:text-properties fo:color="#ff0000" style:font-name="Arial" fo:font-size="12pt" fo:font-weight="bold"/>
    </style:style>
    <style:style style:name="ttBlue" style:family="paragraph">
      <style:paragraph-properties fo:text-align="start" style:justify-single-word="false"/>
      <style:text-properties fo:color="#000080" style:font-name="Courier New" fo:font-size="10pt"/>
    </style:style>
    <style:style style:name="ttRed" style:family="paragraph">
      <style:paragraph-properties fo:text-align="start" style:justify-single-word="false"/>
      <style:text-properties fo:color="#800000" style:font-name="Courier New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2-11-30T15:14:40</dc:date>
    <meta:editing-duration>PT39M1S</meta:editing-duration>
    <meta:editing-cycles>19</meta:editing-cycles>
    <meta:document-statistic meta:table-count="4" meta:image-count="0" meta:object-count="0" meta:page-count="1" meta:paragraph-count="58" meta:word-count="85" meta:character-count="570" meta:non-whitespace-character-count="543"/>
  </office:meta>
</office:document-meta>
</file>